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0000001E0981C4628AA49B37E.png" manifest:media-type="image/png"/>
  <manifest:file-entry manifest:full-path="Pictures/1000020100000280000001E04155C46C0668F2E5.png" manifest:media-type="image/png"/>
  <manifest:file-entry manifest:full-path="Pictures/1000020100000280000001E09D7F61441C11CF66.png" manifest:media-type="image/png"/>
  <manifest:file-entry manifest:full-path="Pictures/1000020100000280000001E0AC38468EE3B41501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line-height="136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1018e0" officeooo:paragraph-rsid="001028e0" style:font-size-asian="12pt" style:font-style-asian="normal" style:font-weight-asian="normal" style:font-name-complex="Arial" style:font-weight-complex="normal"/>
    </style:style>
    <style:style style:name="P2" style:family="paragraph" style:parent-style-name="Text_20_body">
      <style:paragraph-properties fo:margin-top="0cm" fo:margin-bottom="0cm" loext:contextual-spacing="false" fo:line-height="136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0e52f7" officeooo:paragraph-rsid="001028e0" style:font-size-asian="12pt" style:font-style-asian="normal" style:font-weight-asian="normal" style:font-name-complex="Arial" style:font-weight-complex="normal"/>
    </style:style>
    <style:style style:name="P3" style:family="paragraph" style:parent-style-name="Text_20_body">
      <style:paragraph-properties fo:margin-top="0cm" fo:margin-bottom="0cm" loext:contextual-spacing="false" fo:line-height="136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paragraph-rsid="001028e0" style:font-size-asian="12pt" style:font-style-asian="normal" style:font-weight-asian="bold" style:font-name-complex="Arial"/>
    </style:style>
    <style:style style:name="P4" style:family="paragraph" style:parent-style-name="Text_20_body">
      <style:paragraph-properties fo:margin-top="0cm" fo:margin-bottom="0cm" loext:contextual-spacing="false" fo:line-height="136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00e4ffd" officeooo:paragraph-rsid="001028e0" style:font-size-asian="12pt" style:font-style-asian="normal" style:font-weight-asian="bold" style:font-name-complex="Arial"/>
    </style:style>
    <style:style style:name="P5" style:family="paragraph" style:parent-style-name="Text_20_body">
      <style:text-properties officeooo:rsid="000948af" officeooo:paragraph-rsid="001028e0"/>
    </style:style>
    <style:style style:name="P6" style:family="paragraph" style:parent-style-name="Text_20_body">
      <style:text-properties style:font-name="Arial" officeooo:paragraph-rsid="001028e0"/>
    </style:style>
    <style:style style:name="T1" style:family="text">
      <style:text-properties officeooo:rsid="000a8e62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e52f7" style:font-weight-asian="bold" style:font-weight-complex="bold"/>
    </style:style>
    <style:style style:name="T4" style:family="text">
      <style:text-properties officeooo:rsid="001018e0"/>
    </style:style>
    <style:style style:name="T5" style:family="text">
      <style:text-properties officeooo:rsid="00137a3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erformance e benchmarking</text:p>
      <text:p text:style-name="P5"/>
      <text:p text:style-name="P6">I test, che sono stati effettuati con httperf, hanno messo in risalto <text:span text:style-name="T1">il fatto </text:span>che il server riesce a <text:span text:style-name="T1">reggere fino 2305 connessioni al secondo con 20 worker thread attivi</text:span>. Con valori più alti di connessioni al secondo, il server continua a funzionare ma <text:span text:style-name="T1">con un degrado significativo delle prestazioni (maggior ritardo nella risposta, tempo di connessione medio significativamente più elevato).</text:span></text:p>
      <text:p text:style-name="P6"><text:span text:style-name="T1"><text:s/></text:span>Alleghiamo di seguito dei grafici <text:span text:style-name="T1">effettuati con una libreria Python MatplotLib, </text:span>che riassumono i risultati dei test e li mettono a confronto con gli stessi effettuati su <text:span text:style-name="T2">Apache</text:span><text:span text:style-name="T3">2</text:span>. In ascissa è riportato il valore del tasso di arrivo, misurato in richieste al secondo (req/s); in ordinata, invece, è riportato il tempo corrispondente, misurato in millisecondi(ms). </text:p>
      <text:p text:style-name="P6"/>
      <text:p text:style-name="P5"><draw:frame draw:style-name="fr1" draw:name="Image6" text:anchor-type="paragraph" svg:x="0.293cm" svg:y="0.111cm" svg:width="16.256cm" svg:height="12.192cm" draw:z-index="0"><draw:image xlink:href="Pictures/1000020100000280000001E09D7F61441C11CF66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><draw:frame draw:style-name="fr1" draw:name="Image7" text:anchor-type="paragraph" svg:x="1.035cm" svg:y="-0.778cm" svg:width="14.93cm" svg:height="11.197cm" draw:z-index="1"><draw:image xlink:href="Pictures/1000020100000280000001E0AC38468EE3B41501.png" xlink:type="simple" xlink:show="embed" xlink:actuate="onLoad"/></draw:frame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8" text:anchor-type="paragraph" svg:x="0.933cm" svg:y="0.256cm" svg:width="15.242cm" svg:height="11.434cm" draw:z-index="2"><draw:image xlink:href="Pictures/1000020100000280000001E04155C46C0668F2E5.png" xlink:type="simple" xlink:show="embed" xlink:actuate="onLoad"/></draw:frame><text:soft-page-break/></text:p>
      <text:p text:style-name="P5"/>
      <text:p text:style-name="P5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><draw:frame draw:style-name="fr2" draw:name="Image9" text:anchor-type="paragraph" svg:width="16.256cm" svg:height="12.192cm" draw:z-index="3"><draw:image xlink:href="Pictures/1000020100000280000001E0981C4628AA49B37E.png" xlink:type="simple" xlink:show="embed" xlink:actuate="onLoad"/></draw:frame></text:p>
      <text:p text:style-name="P3"/>
      <text:p text:style-name="P4">Analisi del test</text:p>
      <text:p text:style-name="P3"/>
      <text:p text:style-name="P2">Questi test sono stati effettuati su una macchina virtuale con un processore e due core virtuali. Lo scopo del test era quello di vedere la performance del nostro web server relativa a quello del web server più famoso, Apache2.</text:p>
      <text:p text:style-name="P2">Naturalmente le performance di Apache2 sono nettamente superiori tranne per quanto riguarda i tempi di risposta. Il nostro web server ha delle prestazioni simili a quelle di Apache fino a un burst di 2300 connessioni al secondo, dopodiché le sue prestazioni decadono. </text:p>
      <text:p text:style-name="P2">Il motivo è ovvio: Apache2 ha alle spalle dieci anni di sviluppo da <text:span text:style-name="T5">parte dei sviluppatori de</text:span>lla Apache Foundation. </text:p>
      <text:p text:style-name="P2">Inoltre l’architettura è più complessa: è multi-processo multi-thread, <text:span text:style-name="T4">dunque in grado di servire molte più connessioni simultaneamente. </text:span></text:p>
      <text:p text:style-name="P1">La sorpresa è stato quello di vedere i tempi di risposta migliori rispetto ad Apache. </text:p>
      <text:p text:style-name="P1">Una delle ipotesi per cui i tempi di risposta sono più stringenti è dovuta alla leggerezza architetturale della nostra applicazione. Perciò se i tempi di connessione sono penalizzati in quanto il pool di thread è limitato (se i thread sono occupati vi saranno sicuramente <text:soft-page-break/>molti client in attesa e ciò aumenta <text:span text:style-name="T5">necessariamenti</text:span> i tempi di connessione), d’altro lato possiamo vantare una maggior leggerezza a livello software, migliorando dunque i tempi di rispost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7T19:43:39.156499779</meta:creation-date>
    <dc:date>2017-08-18T15:05:42.515657972</dc:date>
    <meta:editing-duration>PT3M15S</meta:editing-duration>
    <meta:editing-cycles>2</meta:editing-cycles>
    <meta:generator>LibreOffice/5.3.5.2$Linux_X86_64 LibreOffice_project/30$Build-2</meta:generator>
    <meta:document-statistic meta:table-count="0" meta:image-count="4" meta:object-count="0" meta:page-count="5" meta:paragraph-count="10" meta:word-count="326" meta:character-count="2096" meta:non-whitespace-character-count="1774"/>
  </office:meta>
</office:document-meta>
</file>